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pandas as pd</text:p>
      <text:p text:style-name="Normal">From sklearn.model_selection import train_test_split</text:p>
      <text:p text:style-name="Normal">From sklearn.preprocessing import LabelEncoder</text:p>
      <text:p text:style-name="Normal">From sklearn.ensemble import RandomForestRegressor</text:p>
      <text:p text:style-name="Normal">From sklearn.linear_model import LinearRegression</text:p>
      <text:p text:style-name="Normal">From sklearn.tree import DecisionTreeRegressor</text:p>
      <text:p text:style-name="Normal">From sklearn.metrics import mean_squared_error</text:p>
      <text:p text:style-name="Normal">Import joblib</text:p>
      <text:p text:style-name="Normal"/>
      <text:p text:style-name="Normal"># Load Dataset</text:p>
      <text:p text:style-name="Normal">Data = pd.read_csv(‘/mnt/data/archive (2).csv’)</text:p>
      <text:p text:style-name="Normal"/>
      <text:p text:style-name="Normal"># Encoding Categorical Variables</text:p>
      <text:p text:style-name="Normal">Encoder = LabelEncoder()</text:p>
      <text:p text:style-name="Normal">Categorical_features = [‘Airline’, ‘Source’, ‘Destination’, ‘Route’, ‘Additional_Info’]</text:p>
      <text:p text:style-name="Normal">For feature in categorical_features:</text:p>
      <text:p text:style-name="Normal"><text:s text:c="4"/>Data[feature] = encoder.fit_transform(data[feature])</text:p>
      <text:p text:style-name="Normal"/>
      <text:p text:style-name="Normal"># Splitting Dataset</text:p>
      <text:p text:style-name="Normal">X = data.drop([‘Price’], axis=1)</text:p>
      <text:p text:style-name="Normal">Y = data[‘Price’]</text:p>
      <text:p text:style-name="Normal">X_train, X_test, y_train, y_test = train_test_split(X, y, test_size=0.2, random_state=42)</text:p>
      <text:p text:style-name="Normal"/>
      <text:p text:style-name="Normal"># Initialize Models</text:p>
      <text:p text:style-name="Normal">Models = {</text:p>
      <text:p text:style-name="Normal"><text:s text:c="4"/>‘Random Forest’: RandomForestRegressor(random_state=42),</text:p>
      <text:p text:style-name="Normal"><text:s text:c="4"/>‘Linear Regression’: LinearRegression(),</text:p>
      <text:p text:style-name="Normal"><text:s text:c="4"/>‘Decision Tree’: DecisionTreeRegressor(random_state=42)</text:p>
      <text:p text:style-name="Normal">}</text:p>
      <text:p text:style-name="Normal"/>
      <text:p text:style-name="Normal"># Train and Evaluate Models</text:p>
      <text:p text:style-name="Normal">Best_model = None</text:p>
      <text:p text:style-name="Normal">Best_rmse = float(‘inf’)</text:p>
      <text:p text:style-name="Normal"/>
      <text:p text:style-name="Normal">For model_name, model in models.items():</text:p>
      <text:p text:style-name="Normal"><text:s text:c="4"/>Model.fit(X_train, y_train)</text:p>
      <text:p text:style-name="Normal"><text:s text:c="4"/>Y_pred = model.predict(X_test)</text:p>
      <text:p text:style-name="Normal"><text:s text:c="4"/>Rmse = mean_squared_error(y_test, y_pred, squared=False)</text:p>
      <text:p text:style-name="Normal"><text:s text:c="4"/>If rmse &lt; best_rmse:</text:p>
      <text:p text:style-name="Normal"><text:s text:c="8"/>Best_rmse = rmse</text:p>
      <text:p text:style-name="Normal"><text:s text:c="8"/>Best_model = (model_name, model)</text:p>
      <text:p text:style-name="Normal"/>
      <text:p text:style-name="Normal"># Save Best Model</text:p>
      <text:p text:style-name="Normal">Joblib.dump(best_model[1], f’{best_model[0].lower().replace(“ “, “_”)}_model.pkl’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iran gowda</meta:initial-creator>
    <dc:creator>kiran gowda</dc:creator>
    <meta:creation-date>2024-11-15T04:05:00Z</meta:creation-date>
    <dc:date>2024-11-15T04:05:00Z</dc:date>
    <meta:template xlink:href="Normal.dotm" xlink:type="simple"/>
    <meta:editing-cycles>3</meta:editing-cycles>
    <meta:editing-duration>PT60S</meta:editing-duration>
    <meta:document-statistic meta:page-count="1" meta:paragraph-count="2" meta:word-count="213" meta:character-count="1430" meta:row-count="10" meta:non-whitespace-character-count="1219"/>
  </office:meta>
</office:document-meta>
</file>